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89be7" officeooo:paragraph-rsid="00189be7"/>
    </style:style>
    <style:style style:name="P2" style:family="paragraph" style:parent-style-name="Standard">
      <style:text-properties fo:font-weight="bold" officeooo:rsid="00189be7" officeooo:paragraph-rsid="00189be7" style:font-weight-asian="bold" style:font-weight-complex="bold"/>
    </style:style>
    <style:style style:name="P3" style:family="paragraph" style:parent-style-name="Standard">
      <style:text-properties fo:font-weight="bold" officeooo:rsid="001a6e8d" officeooo:paragraph-rsid="001a6e8d" style:font-weight-asian="bold" style:font-weight-complex="bold"/>
    </style:style>
    <style:style style:name="P4" style:family="paragraph" style:parent-style-name="Standard">
      <style:text-properties fo:font-weight="bold" officeooo:rsid="001a6e8d" officeooo:paragraph-rsid="001c26b4" style:font-weight-asian="bold" style:font-weight-complex="bold"/>
    </style:style>
    <style:style style:name="P5" style:family="paragraph" style:parent-style-name="Standard">
      <style:text-properties fo:font-weight="bold" officeooo:rsid="001a6e8d" officeooo:paragraph-rsid="002083f1" style:font-weight-asian="bold" style:font-weight-complex="bold"/>
    </style:style>
    <style:style style:name="P6" style:family="paragraph" style:parent-style-name="Standard">
      <style:text-properties fo:font-weight="bold" officeooo:rsid="001e2101" officeooo:paragraph-rsid="001e2101" style:font-weight-asian="bold" style:font-weight-complex="bold"/>
    </style:style>
    <style:style style:name="P7" style:family="paragraph" style:parent-style-name="Standard">
      <style:text-properties fo:font-weight="bold" officeooo:rsid="001edbad" officeooo:paragraph-rsid="001edbad" style:font-weight-asian="bold" style:font-weight-complex="bold"/>
    </style:style>
    <style:style style:name="P8" style:family="paragraph" style:parent-style-name="Standard">
      <style:text-properties fo:font-weight="bold" officeooo:rsid="002083f1" officeooo:paragraph-rsid="002083f1" style:font-weight-asian="bold" style:font-weight-complex="bold"/>
    </style:style>
    <style:style style:name="P9" style:family="paragraph" style:parent-style-name="Standard">
      <style:text-properties fo:font-weight="normal" officeooo:rsid="00189be7" officeooo:paragraph-rsid="00189be7" style:font-weight-asian="normal" style:font-weight-complex="normal"/>
    </style:style>
    <style:style style:name="P10" style:family="paragraph" style:parent-style-name="Standard">
      <style:text-properties fo:font-weight="normal" officeooo:rsid="001a6e8d" officeooo:paragraph-rsid="001a6e8d" style:font-weight-asian="normal" style:font-weight-complex="normal"/>
    </style:style>
    <style:style style:name="P11" style:family="paragraph" style:parent-style-name="Standard">
      <style:text-properties fo:font-weight="normal" officeooo:rsid="001a6e8d" officeooo:paragraph-rsid="001c26b4" style:font-weight-asian="normal" style:font-weight-complex="normal"/>
    </style:style>
    <style:style style:name="P12" style:family="paragraph" style:parent-style-name="Standard">
      <style:text-properties fo:font-weight="normal" officeooo:rsid="001a6e8d" officeooo:paragraph-rsid="002083f1" style:font-weight-asian="normal" style:font-weight-complex="normal"/>
    </style:style>
    <style:style style:name="P13" style:family="paragraph" style:parent-style-name="Standard">
      <style:text-properties fo:font-weight="normal" officeooo:rsid="001c26b4" officeooo:paragraph-rsid="001c26b4" style:font-weight-asian="normal" style:font-weight-complex="normal"/>
    </style:style>
    <style:style style:name="P14" style:family="paragraph" style:parent-style-name="Standard">
      <style:text-properties fo:font-weight="normal" officeooo:rsid="001e2101" officeooo:paragraph-rsid="001e2101" style:font-weight-asian="normal" style:font-weight-complex="normal"/>
    </style:style>
    <style:style style:name="P15" style:family="paragraph" style:parent-style-name="Standard">
      <style:text-properties fo:font-weight="normal" officeooo:rsid="001edbad" officeooo:paragraph-rsid="001edbad" style:font-weight-asian="normal" style:font-weight-complex="normal"/>
    </style:style>
    <style:style style:name="P16" style:family="paragraph" style:parent-style-name="Standard">
      <style:text-properties fo:font-weight="normal" officeooo:rsid="002083f1" officeooo:paragraph-rsid="002083f1" style:font-weight-asian="normal" style:font-weight-complex="normal"/>
    </style:style>
    <style:style style:name="P17" style:family="paragraph" style:parent-style-name="Standard">
      <style:paragraph-properties fo:break-before="page"/>
      <style:text-properties fo:font-weight="normal" officeooo:rsid="001a6e8d" officeooo:paragraph-rsid="001a6e8d" style:font-weight-asian="normal" style:font-weight-complex="normal"/>
    </style:style>
    <style:style style:name="P18" style:family="paragraph" style:parent-style-name="Standard">
      <style:paragraph-properties fo:break-before="page"/>
      <style:text-properties fo:font-weight="bold" officeooo:rsid="001edbad" officeooo:paragraph-rsid="001edbad" style:font-weight-asian="bold" style:font-weight-complex="bold"/>
    </style:style>
    <style:style style:name="T1" style:family="text">
      <style:text-properties officeooo:rsid="001a6e8d"/>
    </style:style>
    <style:style style:name="T2" style:family="text">
      <style:text-properties fo:font-weight="bold" style:font-weight-asian="bold" style:font-weight-complex="bold"/>
    </style:style>
    <style:style style:name="T3" style:family="text">
      <style:text-properties fo:font-weight="bold" officeooo:rsid="001c26b4" style:font-weight-asian="bold" style:font-weight-complex="bold"/>
    </style:style>
    <style:style style:name="T4" style:family="text">
      <style:text-properties fo:font-weight="bold" officeooo:rsid="001edbad" style:font-weight-asian="bold" style:font-weight-complex="bold"/>
    </style:style>
    <style:style style:name="T5" style:family="text">
      <style:text-properties fo:font-weight="bold" officeooo:rsid="002083f1" style:font-weight-asian="bold" style:font-weight-complex="bold"/>
    </style:style>
    <style:style style:name="T6" style:family="text">
      <style:text-properties officeooo:rsid="001c26b4"/>
    </style:style>
    <style:style style:name="T7" style:family="text">
      <style:text-properties officeooo:rsid="001edbad"/>
    </style:style>
    <style:style style:name="T8" style:family="text">
      <style:text-properties officeooo:rsid="002083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z 1 <text:span text:style-name="T7">(100 pts total) </text:span></text:p>
      <text:p text:style-name="P1"/>
      <text:p text:style-name="P1">In class, we have been learning about how to work with C pointers through looking at string manipulation examples. In class today, you will be writing a program to compare two strings. You function, mystrcnmp, will mirror the functionality of the libc string function strncmp. </text:p>
      <text:p text:style-name="P1"/>
      <text:p text:style-name="P1">The prototype for your function should look like the following: </text:p>
      <text:p text:style-name="P1"/>
      <text:p text:style-name="P2">int strncmp(char *s1, <text:s/>char *s2, in<text:span text:style-name="T7">t</text:span> n);</text:p>
      <text:p text:style-name="P9"><text:s/></text:p>
      <text:p text:style-name="P9">s1 and s2 are pointers to strings and n is the maximum number of characters that should be considered. Your function should compare the two strings character by character and adhere to the following rules: </text:p>
      <text:p text:style-name="P9"/>
      <text:p text:style-name="P9">1.) Compare the first character in s1 and s2. If they are equal, move to the next character. Continue to compare characters until the difference is not zero, you reach the end of one of the strings, or you have compared n characters. </text:p>
      <text:p text:style-name="P9"/>
      <text:p text:style-name="P9">2.) If the characters are not equal, return the difference. The characters in a string are typically</text:p>
      <text:p text:style-name="P9">represented by the ASCII character set (see attached ASCII chart). Each printable character is assigned a number. Your function should return the difference between the specific character in each string which is different. <text:s/></text:p>
      <text:p text:style-name="P9"/>
      <text:p text:style-name="P9">For example, if s1 is pointing to an 'A' and s2 is pointing to a ' ' (SP or space character), the value that is returned would be 'A' - ' ' or 65-32=33. </text:p>
      <text:p text:style-name="P9"/>
      <text:p text:style-name="P9">3.) If you reach the end of one of the strings or have compared n characters, the function should return the difference between the last two characters compared.</text:p>
      <text:p text:style-name="P9"/>
      <text:p text:style-name="P2">Examples: </text:p>
      <text:p text:style-name="P2"/>
      <text:p text:style-name="P3">Example 1 <text:s/></text:p>
      <text:p text:style-name="P10">char s1[] = "hello world";</text:p>
      <text:p text:style-name="P10">char s2[] = "hello !";</text:p>
      <text:p text:style-name="P10">printf("%d\n",mystrncmp(s1,s2,30));</text:p>
      <text:p text:style-name="P3">Output</text:p>
      <text:p text:style-name="P10">86</text:p>
      <text:p text:style-name="P10"/>
      <text:p text:style-name="P4">Example <text:span text:style-name="T6">2</text:span> <text:s/></text:p>
      <text:p text:style-name="P11">char s1[] = "hello world";</text:p>
      <text:p text:style-name="P11">char s2[] = "hello !";</text:p>
      <text:p text:style-name="P11">printf("%d\n",mystrncmp(s1,s2,<text:span text:style-name="T6">5</text:span>));</text:p>
      <text:p text:style-name="P4">Output</text:p>
      <text:p text:style-name="P13">0</text:p>
      <text:p text:style-name="P10"><text:span text:style-name="T2"/></text:p>
      <text:p text:style-name="P17"><text:span text:style-name="T2"/></text:p>
      <text:p text:style-name="P10"><text:span text:style-name="T2">Example <text:s/></text:span><text:span text:style-name="T3">3</text:span></text:p>
      <text:p text:style-name="P10">char s1[] = "hello world";</text:p>
      <text:p text:style-name="P10">char s2[] = "hello world ";</text:p>
      <text:p text:style-name="P10">printf("%d\n",mystrncmp(s1,s2,30));</text:p>
      <text:p text:style-name="P3">Output</text:p>
      <text:p text:style-name="P10">0</text:p>
      <text:p text:style-name="P10"/>
      <text:p text:style-name="P11"><text:span text:style-name="T2">Example <text:s/></text:span><text:span text:style-name="T3">4</text:span></text:p>
      <text:p text:style-name="P11">char s1[] = "hello world";</text:p>
      <text:p text:style-name="P11">char s2[] = "hello world!";</text:p>
      <text:p text:style-name="P11">printf("%d\n",mystrncmp(s1,s2,30));</text:p>
      <text:p text:style-name="P4">Output</text:p>
      <text:p text:style-name="P4">-<text:span text:style-name="T6">33</text:span></text:p>
      <text:p text:style-name="P11"/>
      <text:p text:style-name="P6">Linux Man Page for strncmp</text:p>
      <text:p text:style-name="P7">(only focus on strncmp for this quiz, you can also ignore the “const modifier on s1 and s2. The type size_t on the variable n resolves to the type int)</text:p>
      <text:p text:style-name="P14"/>
      <text:p text:style-name="P14">STRCMP(3) <text:s text:c="17"/>Linux Programmer's Manual <text:s text:c="16"/>STRCMP(3)</text:p>
      <text:p text:style-name="P14"/>
      <text:p text:style-name="P14">NAME</text:p>
      <text:p text:style-name="P14"><text:s text:c="7"/>strcmp, strncmp - compare two strings</text:p>
      <text:p text:style-name="P14"/>
      <text:p text:style-name="P14">SYNOPSIS</text:p>
      <text:p text:style-name="P14"><text:s text:c="7"/>#include &lt;string.h&gt;</text:p>
      <text:p text:style-name="P14"/>
      <text:p text:style-name="P14"><text:s text:c="7"/>int strcmp(const char *s1, const char *s2);</text:p>
      <text:p text:style-name="P14"/>
      <text:p text:style-name="P6"><text:s text:c="7"/>int strncmp(const char *s1, const char *s2, size_t n);</text:p>
      <text:p text:style-name="P6"/>
      <text:p text:style-name="P14">DESCRIPTION</text:p>
      <text:p text:style-name="P14"><text:s text:c="7"/>The <text:s/>strcmp() <text:s/>function compares the two strings s1 and s2. <text:s/>It returns</text:p>
      <text:p text:style-name="P14"><text:s text:c="7"/>an integer less than, equal to, or greater than zero if <text:s/>s1 <text:s/>is <text:s/>found,</text:p>
      <text:p text:style-name="P14"><text:s text:c="7"/>respectively, to be less than, to match, or be greater than s2.</text:p>
      <text:p text:style-name="P14"/>
      <text:p text:style-name="P14"><text:s text:c="7"/>The <text:s/>strncmp() <text:s/>function <text:s/>is similar, except it compares the only first</text:p>
      <text:p text:style-name="P14"><text:s text:c="7"/>(at most) n bytes of s1 and s2.</text:p>
      <text:p text:style-name="P14"/>
      <text:p text:style-name="P14">RETURN VALUE</text:p>
      <text:p text:style-name="P14"><text:s text:c="7"/>The strcmp() and strncmp() functions return an integer less than, equal</text:p>
      <text:p text:style-name="P14"><text:s text:c="7"/>to, or greater than zero if s1 (or the first n bytes thereof) is found,</text:p>
      <text:p text:style-name="P14"><text:s text:c="7"/>respectively, to be less than, to match, or be greater than s2.</text:p>
      <text:p text:style-name="P14"/>
      <text:p text:style-name="P14"/>
      <text:p text:style-name="P18">Extra Credit (10 pts) </text:p>
      <text:p text:style-name="P15"/>
      <text:p text:style-name="P15">Write a function called <text:span text:style-name="T2">substring</text:span> using your mystrncmp and strlen. This function returns a pointer to the first occurrence of the character substring in the larger string. <text:span text:style-name="T8">If the substring is not part of the larger string, return 0;</text:span></text:p>
      <text:p text:style-name="P15"/>
      <text:p text:style-name="P15">char * substring(char * string, char *substring); // prototype for substring</text:p>
      <text:p text:style-name="P15"/>
      <text:p text:style-name="P8">Examples</text:p>
      <text:p text:style-name="P8"/>
      <text:p text:style-name="P12"><text:span text:style-name="T2">Example <text:s/></text:span><text:span text:style-name="T5">1</text:span></text:p>
      <text:p text:style-name="P12">char s1[] = "hello world";</text:p>
      <text:p text:style-name="P12">char s2[] = "<text:span text:style-name="T8">rl</text:span>";</text:p>
      <text:p text:style-name="P16">char * p; </text:p>
      <text:p text:style-name="P16">p = substring<text:span text:style-name="T1">(s1,s2)</text:span></text:p>
      <text:p text:style-name="P16">if (p) {</text:p>
      <text:p text:style-name="P16"><text:span text:style-name="T1"><text:s text:c="4"/>printf("%c\n",*</text:span>p<text:span text:style-name="T1">);</text:span></text:p>
      <text:p text:style-name="P16">}</text:p>
      <text:p text:style-name="P16">else {</text:p>
      <text:p text:style-name="P16"><text:s text:c="4"/>printf(“Not Found\n”);</text:p>
      <text:p text:style-name="P16">}</text:p>
      <text:p text:style-name="P5">Output</text:p>
      <text:p text:style-name="P16">r</text:p>
      <text:p text:style-name="P16"/>
      <text:p text:style-name="P12"><text:span text:style-name="T2">Example <text:s/></text:span><text:span text:style-name="T5">2</text:span></text:p>
      <text:p text:style-name="P12">char s1[] = "hello world";</text:p>
      <text:p text:style-name="P12">char s2[] = "<text:span text:style-name="T8">foo</text:span>";</text:p>
      <text:p text:style-name="P16">char * p; </text:p>
      <text:p text:style-name="P16">p = substring<text:span text:style-name="T1">(s1,s2)</text:span></text:p>
      <text:p text:style-name="P16">if (p) {</text:p>
      <text:p text:style-name="P16"><text:span text:style-name="T1"><text:s text:c="4"/>printf("%c\n",*</text:span>p<text:span text:style-name="T1">);</text:span></text:p>
      <text:p text:style-name="P16">}</text:p>
      <text:p text:style-name="P16">else {</text:p>
      <text:p text:style-name="P16"><text:s text:c="4"/>printf(“Not Found\n”);</text:p>
      <text:p text:style-name="P16">}</text:p>
      <text:p text:style-name="P5">Output</text:p>
      <text:p text:style-name="P16">Not Found</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officeooo:rsid="001edba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span text:style-name="MT1">C291 C/Unix</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ce Himebaugh</meta:initial-creator>
    <meta:creation-date>2016-05-31T13:09:47.683304616</meta:creation-date>
    <meta:generator>LibreOffice/4.3.7.2$Linux_X86_64 LibreOffice_project/430$Build-2</meta:generator>
    <dc:date>2016-05-31T14:19:41.401764826</dc:date>
    <dc:creator>Bryce Himebaugh</dc:creator>
    <meta:editing-duration>PT18M9S</meta:editing-duration>
    <meta:editing-cycles>4</meta:editing-cycles>
    <meta:printed-by>Bryce Himebaugh</meta:printed-by>
    <meta:print-date>2016-05-31T13:43:07.254129178</meta:print-date>
    <meta:document-statistic meta:table-count="0" meta:image-count="0" meta:object-count="0" meta:page-count="3" meta:paragraph-count="86" meta:word-count="599" meta:character-count="3613" meta:non-whitespace-character-count="2934"/>
  </office:meta>
</office:document-meta>
</file>